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fdcf" officeooo:paragraph-rsid="0016fdcf"/>
    </style:style>
    <style:style style:name="P2" style:family="paragraph" style:parent-style-name="Standard">
      <style:paragraph-properties fo:line-height="100%"/>
      <style:text-properties officeooo:rsid="0016fdcf" officeooo:paragraph-rsid="0016fdcf"/>
    </style:style>
    <style:style style:name="P3" style:family="paragraph" style:parent-style-name="Standard">
      <style:paragraph-properties fo:line-height="100%"/>
      <style:text-properties style:font-name="Liberation Serif" fo:font-size="12pt" officeooo:rsid="0016fdcf" officeooo:paragraph-rsid="0016fdcf" style:font-size-asian="12pt" style:font-size-complex="12pt"/>
    </style:style>
    <style:style style:name="P4" style:family="paragraph" style:parent-style-name="Standard">
      <style:paragraph-properties fo:line-height="100%"/>
      <style:text-properties style:font-name="Liberation Serif" fo:font-size="12pt" officeooo:paragraph-rsid="0016fdcf" style:font-size-asian="12pt" style:font-size-complex="12pt"/>
    </style:style>
    <style:style style:name="P5" style:family="paragraph" style:parent-style-name="Standard">
      <style:paragraph-properties fo:line-height="100%"/>
      <style:text-properties fo:color="#006600" style:font-name="Liberation Serif" fo:font-size="12pt" fo:font-style="italic" fo:font-weight="bold" officeooo:rsid="0016fdcf" officeooo:paragraph-rsid="0016fdcf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Preformatted_20_Text">
      <style:paragraph-properties fo:line-height="100%"/>
      <style:text-properties officeooo:rsid="0016fdcf" officeooo:paragraph-rsid="0016fdcf"/>
    </style:style>
    <style:style style:name="P8" style:family="paragraph" style:parent-style-name="Preformatted_20_Text">
      <style:paragraph-properties fo:line-height="100%"/>
      <style:text-properties style:font-name="Liberation Serif" fo:font-size="12pt" officeooo:rsid="0016fdcf" officeooo:paragraph-rsid="0016fdcf" style:font-size-asian="12pt" style:font-size-complex="12pt"/>
    </style:style>
    <style:style style:name="P9" style:family="paragraph" style:parent-style-name="Preformatted_20_Text">
      <style:paragraph-properties fo:line-height="100%"/>
      <style:text-properties style:font-name="Liberation Serif" fo:font-size="12pt" style:font-size-asian="12pt" style:font-size-complex="12pt"/>
    </style:style>
    <style:style style:name="P10" style:family="paragraph" style:parent-style-name="Preformatted_20_Text">
      <style:paragraph-properties fo:line-height="100%"/>
      <style:text-properties style:font-name="Liberation Serif" fo:font-size="12pt" fo:font-style="italic" fo:font-weight="bold" officeooo:rsid="0016fdcf" officeooo:paragraph-rsid="0016fdcf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Preformatted_20_Text">
      <style:paragraph-properties fo:line-height="100%"/>
      <style:text-properties style:font-name="Liberation Serif" fo:font-size="12pt" fo:font-style="normal" fo:font-weight="normal" officeooo:rsid="002064f8" officeooo:paragraph-rsid="002064f8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Preformatted_20_Text">
      <style:paragraph-properties fo:line-height="100%"/>
      <style:text-properties style:font-name="Liberation Serif" fo:font-size="12pt" fo:font-style="normal" fo:font-weight="normal" officeooo:rsid="00223685" officeooo:paragraph-rsid="00223685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Preformatted_20_Text">
      <style:paragraph-properties fo:line-height="100%"/>
      <style:text-properties style:font-name="Liberation Serif" fo:font-size="12pt" fo:font-style="normal" fo:font-weight="normal" officeooo:rsid="0023f4e8" officeooo:paragraph-rsid="0023f4e8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Preformatted_20_Text">
      <style:paragraph-properties fo:line-height="100%"/>
      <style:text-properties style:font-name="Liberation Serif" fo:font-size="12pt" fo:font-style="normal" fo:font-weight="normal" officeooo:rsid="00240d5b" officeooo:paragraph-rsid="00240d5b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Preformatted_20_Text">
      <style:paragraph-properties fo:line-height="100%"/>
      <style:text-properties fo:color="#006600" style:font-name="Liberation Serif" fo:font-size="12pt" fo:font-style="italic" fo:font-weight="bold" officeooo:rsid="0016fdcf" officeooo:paragraph-rsid="0016fdcf" style:font-size-asian="12pt" style:font-style-asian="italic" style:font-weight-asian="bold" style:font-size-complex="12pt" style:font-style-complex="italic" style:font-weight-complex="bold"/>
    </style:style>
    <style:style style:name="P16" style:family="paragraph" style:parent-style-name="Preformatted_20_Text">
      <style:paragraph-properties fo:line-height="100%"/>
      <style:text-properties fo:color="#006600" style:font-name="Liberation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Preformatted_20_Text">
      <style:paragraph-properties fo:line-height="100%"/>
      <style:text-properties fo:color="#ff3333" style:font-name="Liberation Serif" fo:font-size="12pt" officeooo:rsid="0016fdcf" officeooo:paragraph-rsid="0016fdcf" style:font-size-asian="12pt" style:font-size-complex="12pt"/>
    </style:style>
    <style:style style:name="P18" style:family="paragraph" style:parent-style-name="Preformatted_20_Text">
      <style:paragraph-properties fo:margin-top="0cm" fo:margin-bottom="0.499cm" style:contextual-spacing="false" fo:line-height="100%"/>
      <style:text-properties style:font-name="Liberation Serif" fo:font-size="12pt" style:font-size-asian="12pt" style:font-size-complex="12pt"/>
    </style:style>
    <style:style style:name="P19" style:family="paragraph" style:parent-style-name="Preformatted_20_Text">
      <style:paragraph-properties fo:margin-top="0cm" fo:margin-bottom="0.499cm" style:contextual-spacing="false" fo:line-height="100%"/>
      <style:text-properties fo:color="#006600" style:font-name="Liberation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Preformatted_20_Text">
      <style:paragraph-properties fo:line-height="100%"/>
      <style:text-properties style:font-name="Liberation Serif" fo:font-size="12pt" fo:font-style="normal" fo:font-weight="normal" officeooo:rsid="00240d5b" officeooo:paragraph-rsid="00240d5b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Preformatted_20_Text">
      <style:paragraph-properties fo:line-height="100%"/>
      <style:text-properties style:font-name="Liberation Serif" fo:font-size="12pt" fo:font-style="normal" fo:font-weight="normal" officeooo:rsid="00250adb" officeooo:paragraph-rsid="00250adb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Preformatted_20_Text">
      <style:paragraph-properties fo:line-height="100%"/>
      <style:text-properties style:font-name="Liberation Serif" fo:font-size="12pt" officeooo:rsid="0016fdcf" officeooo:paragraph-rsid="00250adb" style:font-size-asian="12pt" style:font-size-complex="12pt"/>
    </style:style>
    <style:style style:name="P23" style:family="paragraph" style:parent-style-name="Preformatted_20_Text">
      <style:paragraph-properties fo:line-height="100%"/>
      <style:text-properties style:font-name="Liberation Serif" fo:font-size="12pt" officeooo:rsid="00250adb" officeooo:paragraph-rsid="00250adb" style:font-size-asian="12pt" style:font-size-complex="12pt"/>
    </style:style>
    <style:style style:name="P24" style:family="paragraph" style:parent-style-name="Preformatted_20_Text">
      <style:paragraph-properties fo:line-height="100%"/>
      <style:text-properties style:font-name="Liberation Serif" fo:font-size="12pt" officeooo:rsid="00250adb" officeooo:paragraph-rsid="00292604" style:font-size-asian="12pt" style:font-size-complex="12pt"/>
    </style:style>
    <style:style style:name="P25" style:family="paragraph" style:parent-style-name="Preformatted_20_Text">
      <style:paragraph-properties fo:line-height="100%"/>
      <style:text-properties style:font-name="Liberation Serif" fo:font-size="12pt" officeooo:rsid="002888b5" officeooo:paragraph-rsid="002888b5" style:font-size-asian="12pt" style:font-size-complex="12pt"/>
    </style:style>
    <style:style style:name="P26" style:family="paragraph" style:parent-style-name="Preformatted_20_Text">
      <style:paragraph-properties fo:line-height="100%"/>
      <style:text-properties style:font-name="Liberation Serif" fo:font-size="12pt" officeooo:rsid="00292604" officeooo:paragraph-rsid="00292604" style:font-size-asian="12pt" style:font-size-complex="12pt"/>
    </style:style>
    <style:style style:name="P27" style:family="paragraph" style:parent-style-name="Preformatted_20_Text">
      <style:paragraph-properties fo:line-height="100%"/>
      <style:text-properties style:font-name="Liberation Serif" fo:font-size="12pt" fo:font-weight="bold" officeooo:rsid="00250adb" officeooo:paragraph-rsid="00250adb" style:font-size-asian="12pt" style:font-weight-asian="bold" style:font-size-complex="12pt" style:font-weight-complex="bold"/>
    </style:style>
    <style:style style:name="P28" style:family="paragraph" style:parent-style-name="Preformatted_20_Text">
      <style:paragraph-properties fo:line-height="100%"/>
      <style:text-properties style:font-name="Liberation Serif" fo:font-size="12pt" style:text-underline-style="solid" style:text-underline-width="auto" style:text-underline-color="font-color" officeooo:rsid="00292604" officeooo:paragraph-rsid="00292604" style:font-size-asian="12pt" style:font-size-complex="12pt"/>
    </style:style>
    <style:style style:name="P29" style:family="paragraph" style:parent-style-name="Preformatted_20_Text">
      <style:paragraph-properties fo:line-height="100%"/>
      <style:text-properties fo:color="#ff3333" style:font-name="Liberation Serif" fo:font-size="12pt" officeooo:rsid="0016fdcf" officeooo:paragraph-rsid="00250adb" style:font-size-asian="12pt" style:font-size-complex="12pt"/>
    </style:style>
    <style:style style:name="P30" style:family="paragraph" style:parent-style-name="Preformatted_20_Text">
      <style:paragraph-properties fo:line-height="100%"/>
      <style:text-properties fo:color="#ff3333" style:font-name="Liberation Serif" fo:font-size="12pt" officeooo:rsid="00250adb" officeooo:paragraph-rsid="00250adb" style:font-name-asian="Droid Sans Fallback1" style:font-size-asian="12pt" style:font-name-complex="Liberation Mono" style:font-size-complex="12pt"/>
    </style:style>
    <style:style style:name="P31" style:family="paragraph" style:parent-style-name="Preformatted_20_Text">
      <style:paragraph-properties fo:margin-top="0cm" fo:margin-bottom="0.499cm" style:contextual-spacing="false"/>
    </style:style>
    <style:style style:name="P32" style:family="paragraph" style:parent-style-name="Preformatted_20_Text">
      <style:paragraph-properties fo:margin-top="0cm" fo:margin-bottom="0.499cm" style:contextual-spacing="false"/>
      <style:text-properties fo:font-weight="bold" style:font-weight-asian="bold" style:font-weight-complex="bold"/>
    </style:style>
    <style:style style:name="T1" style:family="text">
      <style:text-properties officeooo:rsid="0016fdcf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officeooo:rsid="001f648b"/>
    </style:style>
    <style:style style:name="T4" style:family="text">
      <style:text-properties officeooo:rsid="00223685"/>
    </style:style>
    <style:style style:name="T5" style:family="text">
      <style:text-properties officeooo:rsid="00242a0d"/>
    </style:style>
    <style:style style:name="T6" style:family="text">
      <style:text-properties fo:color="#ff3333"/>
    </style:style>
    <style:style style:name="T7" style:family="text">
      <style:text-properties fo:color="#ff3333" officeooo:rsid="00250adb"/>
    </style:style>
    <style:style style:name="T8" style:family="text">
      <style:text-properties fo:color="#ff3333" officeooo:rsid="002926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h text:style-name="P6" text:outline-level="1">Chef-<text:span text:style-name="T1">solo &amp; Recipe</text:span></text:h>
      <text:p text:style-name="P1"/>
      <text:p text:style-name="P1"/>
      <text:p text:style-name="P2"/>
      <text:p text:style-name="P3">Update the ubuntu</text:p>
      <text:p text:style-name="P3"/>
      <text:p text:style-name="P5"># apt-get update &amp;&amp; apt-get -y upgrade</text:p>
      <text:p text:style-name="P3"/>
      <text:p text:style-name="P4"><text:span text:style-name="T1">Install chef by using </text:span>omnibus installer</text:p>
      <text:p text:style-name="P4"/>
      <text:p text:style-name="P15"># curl -L https://www.opscode.com/chef/install.sh | bash</text:p>
      <text:p text:style-name="P3"/>
      <text:p text:style-name="P3">check the version</text:p>
      <text:p text:style-name="P3"/>
      <text:p text:style-name="P15"># chef-solo -v</text:p>
      <text:p text:style-name="P3"/>
      <text:p text:style-name="P3">should setup a file structure that will help us organise our various Chef files. Opscode, the makers of Chef provide one. They call it simply the Chef Repository.</text:p>
      <text:p text:style-name="P3"/>
      <text:p text:style-name="P15"># wget http://github.com/opscode/chef-repo/tarball/master</text:p>
      <text:p text:style-name="P5"/>
      <text:p text:style-name="P15"># tar -zxf master</text:p>
      <text:p text:style-name="P16"/>
      <text:p text:style-name="P16"><text:span text:style-name="T1"># </text:span>mv chef-chef-repo* chef-repo</text:p>
      <text:p text:style-name="P19"/>
      <text:p text:style-name="P19"><text:span text:style-name="T1"># </text:span>rm master</text:p>
      <text:p text:style-name="P8">go to the chef-repo</text:p>
      <text:p text:style-name="P8"/>
      <text:p text:style-name="P15"># cd chef-repo/</text:p>
      <text:p text:style-name="P3"/>
      <text:p text:style-name="P3">First we should tell knife where to find our cookbooks directory.</text:p>
      <text:p text:style-name="P8"/>
      <text:p text:style-name="P15"># mkdir .chef</text:p>
      <text:p text:style-name="P5"/>
      <text:p text:style-name="P15"># echo "cookbook_path [ '/root/chef-repo/cookbooks' ]" &gt; .chef/knife.rb</text:p>
      <text:p text:style-name="P5"/>
      <text:p text:style-name="P3">create a cookbook for apache2 as an example</text:p>
      <text:p text:style-name="P3"/>
      <text:p text:style-name="P15"># knife cookbook create apache2</text:p>
      <text:p text:style-name="P8"/>
      <text:p text:style-name="P8">** Creating cookbook phpapp</text:p>
      <text:p text:style-name="P9">** Creating README for cookbook: phpapp</text:p>
      <text:p text:style-name="P9">** Creating CHANGELOG for cookbook: phpapp</text:p>
      <text:p text:style-name="P18">** Creating metadata for cookbook: phpapp</text:p>
      <text:p text:style-name="P15"/>
      <text:p text:style-name="P15"><text:soft-page-break/></text:p>
      <text:p text:style-name="P15"># nano /root/chef-repo/cookbooks/apache2/recipes/default.rb</text:p>
      <text:p text:style-name="P8"/>
      <text:p text:style-name="P8"/>
      <text:p text:style-name="P17"># </text:p>
      <text:p text:style-name="P17"># Cookbook Name:: apache2 </text:p>
      <text:p text:style-name="P17"># Recipe:: default </text:p>
      <text:p text:style-name="P17"># </text:p>
      <text:p text:style-name="P17"># Copyright 2016, YOUR_COMPANY_NAME </text:p>
      <text:p text:style-name="P17"># </text:p>
      <text:p text:style-name="P17"># All rights reserved - Do Not Redistribute </text:p>
      <text:p text:style-name="P17"># </text:p>
      <text:p text:style-name="P17"/>
      <text:p text:style-name="P17"/>
      <text:p text:style-name="P17">package 'apache2' do </text:p>
      <text:p text:style-name="P17"><text:s text:c="8"/>action 'install' </text:p>
      <text:p text:style-name="P17">end </text:p>
      <text:p text:style-name="P17"/>
      <text:p text:style-name="P17">service 'apache2' do </text:p>
      <text:p text:style-name="P17"><text:s text:c="8"/>action 'restart' </text:p>
      <text:p text:style-name="P17">end </text:p>
      <text:p text:style-name="P17"/>
      <text:p text:style-name="P17">file '/var/www/html/index.html' do </text:p>
      <text:p text:style-name="P17"><text:s text:c="8"/>content 'hello' </text:p>
      <text:p text:style-name="P17"><text:s text:c="8"/>notifies :restart, 'service[apache2]' </text:p>
      <text:p text:style-name="P17">end</text:p>
      <text:p text:style-name="P8"/>
      <text:p text:style-name="P8"/>
      <text:p text:style-name="P8">run the following command for run recipe in client</text:p>
      <text:p text:style-name="P8"/>
      <text:p text:style-name="P15"># chef-client --local-mode --runlist 'recipe[apache2]'</text:p>
      <text:p text:style-name="P8"/>
      <text:p text:style-name="P8"/>
      <text:p text:style-name="P8">link :::</text:p>
      <text:p text:style-name="P8"/>
      <text:p text:style-name="P7"><text:a xlink:type="simple" xlink:href="http://gettingstartedwithchef.com/first-steps-with-chef.html"><text:span text:style-name="T2">http://gettingstartedwithchef.com/first-steps-with-chef.html</text:span></text:a></text:p>
      <text:p text:style-name="P8"/>
      <text:p text:style-name="P8"/>
      <text:p text:style-name="P10">******************************<text:span text:style-name="T3">Recipe</text:span>*********************************</text:p>
      <text:p text:style-name="P10"/>
      <text:p text:style-name="P11">to install package</text:p>
      <text:p text:style-name="P11"/>
      <text:p text:style-name="P11">package 'package-name' <text:s/>do </text:p>
      <text:p text:style-name="P11"><text:s text:c="8"/>action 'install' </text:p>
      <text:p text:style-name="P11">end</text:p>
      <text:p text:style-name="P11"/>
      <text:p text:style-name="P11">to start the service</text:p>
      <text:p text:style-name="P11"/>
      <text:p text:style-name="P11">service 'service-name' do </text:p>
      <text:p text:style-name="P11"><text:s text:c="8"/>action 'start' <text:tab/># action [ :enable, :start ] for start at booting.</text:p>
      <text:p text:style-name="P11"><text:span text:style-name="T4">e</text:span>nd</text:p>
      <text:p text:style-name="P11"/>
      <text:p text:style-name="P11"><text:soft-page-break/></text:p>
      <text:p text:style-name="P12">to create a file</text:p>
      <text:p text:style-name="P12"/>
      <text:p text:style-name="P12">file '/path/file-name' <text:s/>do </text:p>
      <text:p text:style-name="P12"><text:s text:c="8"/>content 'some-data'</text:p>
      <text:p text:style-name="P12"><text:s text:c="8"/>owner 'root' </text:p>
      <text:p text:style-name="P12"><text:s text:c="8"/>group 'root' </text:p>
      <text:p text:style-name="P12"><text:s text:c="8"/>mode '777'</text:p>
      <text:p text:style-name="P12">end </text:p>
      <text:p text:style-name="P12"/>
      <text:p text:style-name="P12">to create directory</text:p>
      <text:p text:style-name="P12"/>
      <text:p text:style-name="P12">directory '/path/dir-name' <text:s/>do </text:p>
      <text:p text:style-name="P12"><text:s text:c="8"/>owner 'root' </text:p>
      <text:p text:style-name="P12"><text:s text:c="8"/>group 'root' </text:p>
      <text:p text:style-name="P12"><text:s text:c="8"/>mode '777'</text:p>
      <text:p text:style-name="P12">end </text:p>
      <text:p text:style-name="P12"/>
      <text:p text:style-name="P13">to create a group</text:p>
      <text:p text:style-name="P13"/>
      <text:p text:style-name="P13">group 'group-name' do </text:p>
      <text:p text:style-name="P13"><text:s text:c="8"/>action 'create' </text:p>
      <text:p text:style-name="P13"><text:s text:c="8"/>gid '1500' </text:p>
      <text:p text:style-name="P13">end </text:p>
      <text:p text:style-name="P13"/>
      <text:p text:style-name="P13"/>
      <text:p text:style-name="P13">to create a user</text:p>
      <text:p text:style-name="P13"/>
      <text:p text:style-name="P13">user 'user-name' <text:s/>do </text:p>
      <text:p text:style-name="P13"><text:s text:c="8"/>action 'create' </text:p>
      <text:p text:style-name="P13"><text:s text:c="8"/>uid '1500' </text:p>
      <text:p text:style-name="P13"><text:s text:c="8"/>gid '1500' <text:tab/><text:tab/><text:span text:style-name="T5"># use group if create a group already with this gid</text:span></text:p>
      <text:p text:style-name="P13"><text:s text:c="8"/>password 'any' </text:p>
      <text:p text:style-name="P13"><text:s text:c="8"/>home '/home/user-name' </text:p>
      <text:p text:style-name="P13"><text:s text:c="8"/>shell '/bin/bash' </text:p>
      <text:p text:style-name="P13">end</text:p>
      <text:p text:style-name="P13"/>
      <text:p text:style-name="P14">to notify </text:p>
      <text:p text:style-name="P14"/>
      <text:p text:style-name="P14">notifies :restart, 'service[apache2]'<text:tab/><text:tab/># if there is a service in the name of apache2</text:p>
      <text:p text:style-name="P14"/>
      <text:p text:style-name="P14"/>
      <text:p text:style-name="P14"/>
      <text:p text:style-name="P21">##############################################################################################################################################################################</text:p>
      <text:p text:style-name="P14"/>
      <text:p text:style-name="P21">another way installing</text:p>
      <text:p text:style-name="P21"/>
      <text:p text:style-name="P21">1 <text:s/>sudo apt-get update</text:p>
      <text:p text:style-name="P21"><text:s text:c="4"/>2 <text:s/>sudo apt-get -y upgrade</text:p>
      <text:p text:style-name="P21"><text:s text:c="4"/>3 <text:s/>cd ~</text:p>
      <text:p text:style-name="P21"><text:soft-page-break/><text:s text:c="4"/>4 <text:s/>curl -L https://www.opscode.com/chef/install.sh | bash</text:p>
      <text:p text:style-name="P21"><text:s text:c="4"/>5 <text:s/>sudo apt-get install curl -y</text:p>
      <text:p text:style-name="P21"><text:s text:c="4"/>6 <text:s/>curl -L https://www.opscode.com/chef/install.sh | bash</text:p>
      <text:p text:style-name="P21"><text:s text:c="4"/>7 <text:s/>chef-solo -v</text:p>
      <text:p text:style-name="P21"><text:s text:c="4"/>8 <text:s/>cd /etc/</text:p>
      <text:p text:style-name="P21"><text:s text:c="4"/>9 <text:s/>ls</text:p>
      <text:p text:style-name="P21"><text:s text:c="3"/>10 <text:s/>mkdir chef</text:p>
      <text:p text:style-name="P21"><text:s text:c="3"/>11 <text:s/>ls</text:p>
      <text:p text:style-name="P21"><text:s text:c="3"/>12 <text:s/>cd chef/</text:p>
      <text:p text:style-name="P21"><text:s text:c="3"/>13 <text:s/>nano solo.rb</text:p>
      <text:p text:style-name="P21"><text:s text:c="3"/>14 <text:s/>sudo apt-get install nano</text:p>
      <text:p text:style-name="P21"><text:s text:c="3"/>15 <text:s/>nano solo.rb</text:p>
      <text:p text:style-name="P21"><text:s text:c="3"/>16 <text:s/>mkdir src</text:p>
      <text:p text:style-name="P21"><text:s text:c="3"/>17 <text:s/>cd src/</text:p>
      <text:p text:style-name="P21"><text:s text:c="3"/>18 <text:s/>cat ../solo.rb</text:p>
      <text:p text:style-name="P21"><text:s text:c="3"/>19 <text:s/>nano ../solo.rb </text:p>
      <text:p text:style-name="P21"><text:s text:c="3"/>20 <text:s/>mkdir cookbooks data_bags roles</text:p>
      <text:p text:style-name="P21"><text:s text:c="3"/>21 <text:s/>cd cookbooks/</text:p>
      <text:p text:style-name="P21"><text:s text:c="3"/>22 <text:s/>mkdir common</text:p>
      <text:p text:style-name="P21"><text:s text:c="3"/>23 <text:s/>cd common/</text:p>
      <text:p text:style-name="P21"><text:s text:c="3"/>24 <text:s/>mkdir recipes</text:p>
      <text:p text:style-name="P21"><text:s text:c="3"/>25 <text:s/>cd recipes/</text:p>
      <text:p text:style-name="P21"><text:s text:c="3"/>26 <text:s/>nano default.rb</text:p>
      <text:p text:style-name="P21"/>
      <text:p text:style-name="P21">nano solo.rb</text:p>
      <text:p text:style-name="P21"/>
      <text:p text:style-name="P21">repo = '/etc/chef/src'</text:p>
      <text:p text:style-name="P21">coookbook_path repo + '/cookbooks'</text:p>
      <text:p text:style-name="P21">data_bag_path repo + '/data_bags'</text:p>
      <text:p text:style-name="P21">role_path <text:s text:c="4"/>repo + '/roles'</text:p>
      <text:p text:style-name="P21"></text:p>
      <text:p text:style-name="P21">log_level :info</text:p>
      <text:p text:style-name="P21">log_location STDOUT</text:p>
      <text:p text:style-name="P21"></text:p>
      <text:p text:style-name="P21"></text:p>
      <text:p text:style-name="P21"/>
      <text:p text:style-name="P21">nano default.rb </text:p>
      <text:p text:style-name="P21"/>
      <text:p text:style-name="P21">give apache example</text:p>
      <text:p text:style-name="P21"/>
      <text:p text:style-name="P29">package 'apache2' do </text:p>
      <text:p text:style-name="P29"><text:s text:c="8"/>action 'install' </text:p>
      <text:p text:style-name="P29">end </text:p>
      <text:p text:style-name="P29"/>
      <text:p text:style-name="P29">service 'apache2' do </text:p>
      <text:p text:style-name="P29"><text:s text:c="8"/>action 'restart' </text:p>
      <text:p text:style-name="P29">end </text:p>
      <text:p text:style-name="P29"/>
      <text:p text:style-name="P29">file '/var/www/html/index.html' do </text:p>
      <text:p text:style-name="P29"><text:s text:c="8"/>content 'hello' </text:p>
      <text:p text:style-name="P29"><text:s text:c="8"/>notifies :restart, 'service[apache2]' </text:p>
      <text:p text:style-name="P22"><text:span text:style-name="T6">e</text:span><text:span text:style-name="T7">nd</text:span></text:p>
      <text:p text:style-name="P22"><text:soft-page-break/></text:p>
      <text:p text:style-name="P22"/>
      <text:p text:style-name="P22"/>
      <text:p text:style-name="P23"/>
      <text:p text:style-name="P23"/>
      <text:p text:style-name="P23"/>
      <text:p text:style-name="P23">notes:</text:p>
      <text:p text:style-name="P23"/>
      <text:p text:style-name="P23"/>
      <text:p text:style-name="P23">in default.rb</text:p>
      <text:p text:style-name="P23"/>
      <text:p text:style-name="P23"/>
      <text:p text:style-name="P23">we can include other recipie by</text:p>
      <text:p text:style-name="P23"/>
      <text:p text:style-name="P23"/>
      <text:p text:style-name="P23"/>
      <text:p text:style-name="P27">include_recipe "recipie name "</text:p>
      <text:p text:style-name="P23"/>
      <text:p text:style-name="P23">package 'nginx' do</text:p>
      <text:p text:style-name="Preformatted_20_Text"><text:s text:c="2"/>action :install</text:p>
      <text:p text:style-name="Preformatted_20_Text">end</text:p>
      <text:p text:style-name="Preformatted_20_Text"/>
      <text:p text:style-name="Preformatted_20_Text">service 'nginx' do</text:p>
      <text:p text:style-name="Preformatted_20_Text"><text:s text:c="2"/>action [ :enable, :start ]</text:p>
      <text:p text:style-name="Preformatted_20_Text">end</text:p>
      <text:p text:style-name="Preformatted_20_Text"/>
      <text:p text:style-name="Preformatted_20_Text">cookbook_file "/usr/share/nginx/www/index.html" do</text:p>
      <text:p text:style-name="Preformatted_20_Text"><text:s text:c="2"/>source "index.html"</text:p>
      <text:p text:style-name="Preformatted_20_Text"><text:s text:c="2"/>mode "0644"</text:p>
      <text:p text:style-name="P31">end</text:p>
      <text:p text:style-name="P23"/>
      <text:p text:style-name="P23"/>
      <text:p text:style-name="P23">and also <text:s/>edit the file </text:p>
      <text:p text:style-name="P23"/>
      <text:p text:style-name="P23"><text:span text:style-name="Source_20_Text">metadata.rb in cookbook created folder example nginx</text:span></text:p>
      <text:p text:style-name="P23"/>
      <text:p text:style-name="P23"><text:span text:style-name="Source_20_Text">add this line last line </text:span></text:p>
      <text:p text:style-name="P23"/>
      <text:p text:style-name="P23"/>
      <text:p text:style-name="P23"/>
      <text:p text:style-name="P23">name <text:s text:c="12"/>'nginx'</text:p>
      <text:p text:style-name="Preformatted_20_Text">maintainer <text:s text:c="6"/>'YOUR_COMPANY_NAME'</text:p>
      <text:p text:style-name="Preformatted_20_Text">maintainer_email 'YOUR_EMAIL'</text:p>
      <text:p text:style-name="Preformatted_20_Text">license <text:s text:c="9"/>'All rights reserved'</text:p>
      <text:p text:style-name="Preformatted_20_Text">description <text:s text:c="5"/>'Installs/Configures nginx'</text:p>
      <text:p text:style-name="Preformatted_20_Text">long_description IO.read(File.join(File.dirname(__FILE__), 'README.md'))</text:p>
      <text:p text:style-name="Preformatted_20_Text">version <text:s text:c="9"/>'0.1.0'</text:p>
      <text:p text:style-name="Preformatted_20_Text"/>
      <text:p text:style-name="P32">depends "apt"</text:p>
      <text:p text:style-name="P23"/>
      <text:p text:style-name="P23"><text:span text:style-name="Source_20_Text"/></text:p>
      <text:p text:style-name="P23"/>
      <text:p text:style-name="P23"/>
      <text:p text:style-name="P23"/>
      <text:p text:style-name="P23"><text:soft-page-break/><text:span text:style-name="T6">*exicute a command by we want to add in .rb </text:span></text:p>
      <text:p text:style-name="P30"/>
      <text:p text:style-name="P23">eg: for updation</text:p>
      <text:p text:style-name="P23"/>
      <text:p text:style-name="P23"><text:span text:style-name="Source_20_Text">execute "apt-get update" do</text:span></text:p>
      <text:p text:style-name="Preformatted_20_Text"><text:span text:style-name="Source_20_Text"><text:s text:c="2"/>command "apt-get update"</text:span></text:p>
      <text:p text:style-name="P31"><text:span text:style-name="Source_20_Text">end</text:span></text:p>
      <text:p text:style-name="P25"/>
      <text:p text:style-name="P25"/>
      <text:p text:style-name="P28">Script running in solo chef</text:p>
      <text:p text:style-name="P26"/>
      <text:p text:style-name="P26"/>
      <text:p text:style-name="P26">in the cookbooks (eg apt) folder create a folder named <text:s/>files </text:p>
      <text:p text:style-name="P26"/>
      <text:p text:style-name="P26">and create a file named .sh(exaple mysql.sh)</text:p>
      <text:p text:style-name="P26">/chef-repo/cookbooks/apt/files/default# nano mysql.sh</text:p>
      <text:p text:style-name="P26"><text:s/></text:p>
      <text:p text:style-name="P26"/>
      <text:p text:style-name="P23"><text:span text:style-name="T6"><text:s/></text:span></text:p>
      <text:p text:style-name="P26">#!/bin/bash</text:p>
      <text:p text:style-name="P26">ID=`/usr/bin/id -u`</text:p>
      <text:p text:style-name="P26">echo " your id is $ID "</text:p>
      <text:p text:style-name="P26">if [ $ID != 0 ];then</text:p>
      <text:p text:style-name="P26">echo "only root user can add new users; you are not allowed"</text:p>
      <text:p text:style-name="P26">else</text:p>
      <text:p text:style-name="P26">debconf-set-selections &lt;&lt;&lt; 'mysql-server mysql-server/root_password password password'</text:p>
      <text:p text:style-name="P26">debconf-set-selections &lt;&lt;&lt; 'mysql-server mysql-server/root_password_again password password'</text:p>
      <text:p text:style-name="P26">apt-get update</text:p>
      <text:p text:style-name="P26">apt-get install -y mysql-server</text:p>
      <text:p text:style-name="P26">service mysql start</text:p>
      <text:p text:style-name="P26"></text:p>
      <text:p text:style-name="P26">sed -i "s|bind-address|#bind-address|g" /etc/mysql/my.cnf</text:p>
      <text:p text:style-name="P26"></text:p>
      <text:p text:style-name="P26">mysql -u root -ppassword &lt;&lt; EOF</text:p>
      <text:p text:style-name="P26">CREATE USER 'ubuntu'@'%' IDENTIFIED BY 'ubuntu';</text:p>
      <text:p text:style-name="P26">CREATE DATABASE ubuntu;</text:p>
      <text:p text:style-name="P26">GRANT ALL PRIVILEGES ON ubuntu.* TO 'ubuntu'@'%';</text:p>
      <text:p text:style-name="P26">FLUSH PRIVILEGES;</text:p>
      <text:p text:style-name="P26">EOF</text:p>
      <text:p text:style-name="P26">fi</text:p>
      <text:p text:style-name="P26"></text:p>
      <text:p text:style-name="P24"><text:span text:style-name="T6">*</text:span><text:span text:style-name="T8">nano ~/chef-repo/cookbooks/apt/recipes/default.rb</text:span></text:p>
      <text:p text:style-name="P24"/>
      <text:p text:style-name="P26"><text:span text:style-name="T6">cookbook_file "/tmp/mysql.sh" do</text:span></text:p>
      <text:p text:style-name="P26"><text:span text:style-name="T6"><text:s text:c="2"/>source "mysql.sh"</text:span></text:p>
      <text:p text:style-name="P26"><text:span text:style-name="T6"><text:s text:c="2"/>mode 0777</text:span></text:p>
      <text:p text:style-name="P26"><text:span text:style-name="T6">end</text:span></text:p>
      <text:p text:style-name="P26"><text:span text:style-name="T6"></text:span></text:p>
      <text:p text:style-name="P26"><text:span text:style-name="T6">execute "install" do</text:span></text:p>
      <text:p text:style-name="P26"><text:span text:style-name="T6"><text:s/>command <text:s/>"/tmp/mysql.sh"</text:span></text:p>
      <text:p text:style-name="P26"><text:span text:style-name="T6">end</text:span></text:p>
      <text:p text:style-name="P26"><text:span text:style-name="T6"></text:span></text:p>
      <text:p text:style-name="P26"><text:soft-page-break/></text:p>
      <text:p text:style-name="P26"><text:span text:style-name="T6">*run</text:span></text:p>
      <text:p text:style-name="P26"/>
      <text:p text:style-name="P26">chef-client --local-mode --runlist 'recipe[apt]'</text:p>
      <text:p text:style-name="P26">************************************************************************</text:p>
      <text:p text:style-name="P26"/>
      <text:p text:style-name="P26"><text:span text:style-name="T6"><text:s/></text:span></text:p>
      <text:p text:style-name="P26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0:21:21.770103347</meta:creation-date>
    <dc:date>2016-10-19T15:14:29.051102340</dc:date>
    <meta:editing-duration>PT2H47M41S</meta:editing-duration>
    <meta:editing-cycles>15</meta:editing-cycles>
    <meta:generator>LibreOffice/4.2.8.2$Linux_X86_64 LibreOffice_project/420m0$Build-2</meta:generator>
    <meta:document-statistic meta:table-count="0" meta:image-count="0" meta:object-count="0" meta:page-count="7" meta:paragraph-count="206" meta:word-count="688" meta:character-count="5489" meta:non-whitespace-character-count="4497"/>
  </office:meta>
</office:document-meta>
</file>